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OleObj2" manifest:media-type="application/octet-stream"/>
  <manifest:file-entry manifest:full-path="ObjectReplacements/OleObj1" manifest:media-type=""/>
  <manifest:file-entry manifest:full-path="ObjectReplacements/OleObj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Droid Sans" svg:font-family="'Droid Sans'"/>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47cm" style:contextual-spacing="false" fo:line-height="120%" fo:text-align="start" style:justify-single-word="false"/>
    </style:style>
    <style:style style:name="P2" style:family="paragraph" style:parent-style-name="Standard">
      <style:paragraph-properties fo:line-height="100%" fo:text-align="start" style:justify-single-word="false"/>
      <style:text-properties style:use-window-font-color="true" style:font-name="Droid Sans" fo:font-size="15pt" fo:font-weight="bold" fo:background-color="transparent" style:font-name-asian="Droid Sans" style:font-name-complex="Droid Sans"/>
    </style:style>
    <style:style style:name="P3" style:family="paragraph" style:parent-style-name="Standard">
      <style:paragraph-properties fo:line-height="100%" fo:text-align="start" style:justify-single-word="false"/>
      <style:text-properties style:use-window-font-color="true" style:font-name="Droid Sans" fo:font-size="10.5pt" fo:font-weight="bold" fo:background-color="transparent" style:font-name-asian="Droid Sans" style:font-name-complex="Droid Sans"/>
    </style:style>
    <style:style style:name="P4" style:family="paragraph" style:parent-style-name="Standard">
      <style:paragraph-properties fo:line-height="100%" fo:text-align="start" style:justify-single-word="false"/>
      <style:text-properties style:use-window-font-color="true" style:font-name="Droid Sans" fo:font-size="10.5pt" fo:font-weight="normal" fo:background-color="transparent" style:font-name-asian="Droid Sans" style:font-name-complex="Droid Sans"/>
    </style:style>
    <style:style style:name="P5" style:family="paragraph" style:parent-style-name="Standard" style:list-style-name="L7">
      <style:paragraph-properties fo:line-height="100%" fo:text-align="start" style:justify-single-word="false"/>
      <style:text-properties style:use-window-font-color="true" style:font-name="Droid Sans" fo:font-size="10.5pt" fo:font-weight="normal" fo:background-color="transparent" style:font-name-asian="Droid Sans" style:font-name-complex="Droid Sans"/>
    </style:style>
    <style:style style:name="P6" style:family="paragraph" style:parent-style-name="Standard" style:list-style-name="L13">
      <style:paragraph-properties fo:line-height="100%" fo:text-align="start" style:justify-single-word="false"/>
      <style:text-properties style:use-window-font-color="true" style:font-name="Droid Sans" fo:font-size="10.5pt" fo:font-weight="normal" fo:background-color="transparent" style:font-name-asian="Droid Sans" style:font-name-complex="Droid Sans"/>
    </style:style>
    <style:style style:name="P7" style:family="paragraph" style:parent-style-name="Standard">
      <style:paragraph-properties fo:line-height="100%" fo:text-align="start" style:justify-single-word="false"/>
      <style:text-properties style:use-window-font-color="true" style:font-name="Droid Sans" fo:font-size="10.5pt" fo:font-style="italic" fo:font-weight="normal" fo:background-color="transparent" style:font-name-asian="Droid Sans" style:font-style-asian="italic" style:font-name-complex="Droid Sans" style:font-style-complex="italic"/>
    </style:style>
    <style:style style:name="P8" style:family="paragraph" style:parent-style-name="Standard">
      <style:paragraph-properties fo:line-height="120%" fo:text-align="start" style:justify-single-word="false"/>
      <style:text-properties style:use-window-font-color="true" style:font-name="Droid Sans" fo:font-size="10.5pt" fo:font-style="italic" fo:font-weight="normal" fo:background-color="transparent" style:font-name-asian="Droid Sans" style:font-style-asian="italic" style:font-name-complex="Droid Sans" style:font-style-complex="italic"/>
    </style:style>
    <style:style style:name="P9"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7">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line-height="100%" fo:text-align="start" style:justify-single-word="false"/>
      <style:text-properties style:use-window-font-color="true" style:font-name="Calibri1" fo:font-size="11pt" fo:font-weight="normal" officeooo:rsid="0004fc65" officeooo:paragraph-rsid="0004fc65" fo:background-color="transparent" style:font-name-asian="Calibri1" style:font-name-complex="Calibri1"/>
    </style:style>
    <style:style style:name="P12" style:family="paragraph" style:parent-style-name="Standard">
      <style:paragraph-properties fo:line-height="100%" fo:text-align="start" style:justify-single-word="false"/>
      <style:text-properties style:use-window-font-color="true" style:font-name="Calibri1" fo:font-size="11pt" fo:font-style="italic" fo:font-weight="normal" fo:background-color="transparent" style:font-name-asian="Calibri1" style:font-style-asian="italic" style:font-name-complex="Calibri1" style:font-style-complex="italic"/>
    </style:style>
    <style:style style:name="P1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5"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6"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7"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8"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9"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20"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21" style:family="paragraph" style:parent-style-name="Standard">
      <style:paragraph-properties fo:margin-top="0.353cm" fo:margin-bottom="0.212cm" style: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margin-top="0cm" fo:margin-bottom="0.247cm" style:contextual-spacing="false" fo:line-height="120%" fo:text-align="start" style:justify-single-word="false"/>
      <style:text-properties style:use-window-font-color="true" style:font-name="Droid Sans" fo:font-size="10.5pt" fo:font-weight="normal" fo:background-color="transparent" style:font-name-asian="Droid Sans" style:font-name-complex="Droid Sans"/>
    </style:style>
    <style:style style:name="P23" style:family="paragraph" style:parent-style-name="Standard" style:list-style-name="L12">
      <style:paragraph-properties fo:margin-top="0cm" fo:margin-bottom="0.247cm" style:contextual-spacing="false" fo:line-height="120%" fo:text-align="start" style:justify-single-word="false"/>
      <style:text-properties style:use-window-font-color="true" style:font-name="Droid Sans" fo:font-size="10.5pt" fo:font-weight="normal" fo:background-color="transparent" style:font-name-asian="Droid Sans" style:font-name-complex="Droid Sans"/>
    </style:style>
    <style:style style:name="P24" style:family="paragraph" style:parent-style-name="Standard">
      <style:paragraph-properties fo:margin-top="0cm" fo:margin-bottom="0.247cm" style:contextual-spacing="false" fo:line-height="120%" fo:text-align="start" style:justify-single-word="false"/>
      <style:text-properties style:use-window-font-color="true" style:font-name="Droid Sans" fo:font-size="10.5pt" fo:font-weight="bold" fo:background-color="transparent" style:font-name-asian="Droid Sans" style:font-name-complex="Droid Sans"/>
    </style:style>
    <style:style style:name="P25" style:family="paragraph" style:parent-style-name="Standard">
      <style:paragraph-properties fo:margin-top="0cm" fo:margin-bottom="0.247cm" style:contextual-spacing="false" fo:line-height="120%" fo:text-align="start" style:justify-single-word="false"/>
      <style:text-properties style:use-window-font-color="true" style:font-name="Droid Sans" fo:font-size="10.5pt" fo:font-style="italic" fo:font-weight="normal" fo:background-color="transparent" style:font-name-asian="Droid Sans" style:font-style-asian="italic" style:font-name-complex="Droid Sans" style:font-style-complex="italic"/>
    </style:style>
    <style:style style:name="P26" style:family="paragraph" style:parent-style-name="Standard">
      <style:paragraph-properties fo:margin-top="0cm" fo:margin-bottom="0.247cm" style:contextual-spacing="false" fo:line-height="120%" fo:text-align="start" style:justify-single-word="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paragraph-properties fo:margin-top="0cm" fo:margin-bottom="0.247cm" style:contextual-spacing="false" fo:line-height="120%" fo:text-align="start" style:justify-single-word="false"/>
      <style:text-properties style:use-window-font-color="true" style:font-name="Calibri1" fo:font-size="11pt" fo:font-style="italic" fo:font-weight="normal" fo:background-color="transparent" style:font-name-asian="Calibri1" style:font-style-asian="italic" style:font-name-complex="Calibri1" style:font-style-complex="italic"/>
    </style:style>
    <style:style style:name="P28" style:family="paragraph" style:parent-style-name="Standard">
      <style:paragraph-properties fo:margin-top="0cm" fo:margin-bottom="0.247cm" style:contextual-spacing="false" fo:line-height="120%" fo:text-align="start" style:justify-single-word="false"/>
    </style:style>
    <style:style style:name="P29" style:family="paragraph" style:parent-style-name="Standard">
      <style:paragraph-properties fo:margin-top="0cm" fo:margin-bottom="0.247cm" style:contextual-spacing="false" fo:line-height="120%" fo:text-align="start" style:justify-single-word="false"/>
      <style:text-properties fo:font-weight="normal" officeooo:rsid="00027b30" officeooo:paragraph-rsid="00027b30" style:font-weight-asian="normal" style:font-weight-complex="normal"/>
    </style:style>
    <style:style style:name="T1" style:family="text">
      <style:text-properties style:use-window-font-color="true" style:font-name="Droid Sans" fo:font-size="10.5pt" fo:font-weight="bold" fo:background-color="transparent" loext:char-shading-value="0" style:font-name-asian="Droid Sans" style:font-name-complex="Droid Sans"/>
    </style:style>
    <style:style style:name="T2" style:family="text">
      <style:text-properties style:use-window-font-color="true" style:font-name="Droid Sans" fo:font-size="10.5pt" fo:font-weight="normal" fo:background-color="transparent" loext:char-shading-value="0" style:font-name-asian="Droid Sans" style:font-name-complex="Droid Sans"/>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background-color="transparent" loext:char-shading-value="0" style:font-name-asian="Calibri1" style:font-name-complex="Calibri1"/>
    </style:style>
    <style:style style:name="fr1" style:family="graphic" style:parent-style-name="OLE">
      <style:graphic-properties style:vertical-pos="top" style:vertical-rel="baseline" draw:ole-draw-aspect="1"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havior-driven development</text:p>
      <text:p text:style-name="P9"/>
      <text:list xml:id="list8430762277694881707" text:style-name="L1">
        <text:list-item>
          <text:p text:style-name="P14">It is a software development process that emerged from test-driven development (TDD).</text:p>
        </text:list-item>
      </text:list>
      <text:p text:style-name="P9"/>
      <text:p text:style-name="P3">What is BDD??</text:p>
      <text:p text:style-name="P9"/>
      <text:list xml:id="list3403095859196138789" text:style-name="L2">
        <text:list-item>
          <text:p text:style-name="P15">Behavior-driven development combines the general techniques and principles of TDD with ideas from domain-driven design andobject-oriented analysis and design .</text:p>
        </text:list-item>
      </text:list>
      <text:p text:style-name="P9"/>
      <text:list xml:id="list181059745590552893" text:style-name="L3">
        <text:list-item>
          <text:p text:style-name="P16">In contrast to TDD, BDD is when we write behavior &amp; specification that then drives our software development. </text:p>
        </text:list-item>
      </text:list>
      <text:p text:style-name="P9"/>
      <text:list xml:id="list4326396394412240102" text:style-name="L4">
        <text:list-item>
          <text:p text:style-name="P17">Behavior-driven development should be focused on the business behaviors your code is implementing: the “why” behind the code. </text:p>
        </text:list-item>
      </text:list>
      <text:p text:style-name="P9"/>
      <text:list xml:id="list7251725763443943371" text:style-name="L5">
        <text:list-item>
          <text:p text:style-name="P18">BDD focuses on the behavioural aspect of the system rather than the implementation aspect of the system that TDD focuses on.</text:p>
        </text:list-item>
      </text:list>
      <text:p text:style-name="P9"/>
      <text:p text:style-name="P9"/>
      <text:list xml:id="list7755324671743408360" text:style-name="L6">
        <text:list-item>
          <text:p text:style-name="P19">In short, BDD = TDD + Incremental Requirements Analysis, including all the things that makes possible. </text:p>
        </text:list-item>
      </text:list>
      <text:p text:style-name="P9"/>
      <text:p text:style-name="P9"/>
      <text:p text:style-name="P3">Why BDD??</text:p>
      <text:p text:style-name="P9"/>
      <text:list xml:id="list2268618405765041876" text:style-name="L7">
        <text:list-item>
          <text:p text:style-name="P20">BDD gives a clearer understanding as to what the system should do from the perspective of the developer and the customer. TDD only gives the developer an understanding of what the system should do. </text:p>
        </text:list-item>
      </text:list>
      <text:p text:style-name="P13"/>
      <text:list xml:id="list102347957423623" text:continue-numbering="true" text:style-name="L7">
        <text:list-item>
          <text:p text:style-name="P5">Users usually don’t care about technical implementation they care about BEHAVIOUR of the software.</text:p>
        </text:list-item>
        <text:list-item>
          <text:p text:style-name="P5">User Acceptance Testing is all about BEHAVIOUR the system can enact in response to user interaction </text:p>
        </text:list-item>
        <text:list-item>
          <text:p text:style-name="P5">When we test at the FUNCTIONAL and SYSTEM level we test BEHAVIOUR.</text:p>
        </text:list-item>
        <text:list-item>
          <text:p text:style-name="P10"/>
        </text:list-item>
      </text:list>
      <text:p text:style-name="P9"/>
      <text:p text:style-name="P3">How Does it Work???</text:p>
      <text:p text:style-name="P9"/>
      <text:p text:style-name="P4">First the focus must be change from How to do to What to do. </text:p>
      <text:p text:style-name="P9"/>
      <text:p text:style-name="P4">For BDD, various frameworks/ components are available. </text:p>
      <text:p text:style-name="P4">Like:</text:p>
      <text:list xml:id="list5374048537605016788" text:style-name="L13">
        <text:list-item>
          <text:p text:style-name="P6">Jasmine</text:p>
        </text:list-item>
        <text:list-item>
          <text:p text:style-name="P6">Mocha</text:p>
        </text:list-item>
        <text:list-item>
          <text:p text:style-name="P6">Qunit</text:p>
        </text:list-item>
        <text:list-item>
          <text:p text:style-name="P6">Cucumber</text:p>
        </text:list-item>
      </text:list>
      <text:p text:style-name="P9"/>
      <text:p text:style-name="P9"/>
      <text:p text:style-name="P9"/>
      <text:p text:style-name="P9"/>
      <text:p text:style-name="P9"/>
      <text:p text:style-name="P9"/>
      <text:p text:style-name="P9"/>
      <text:p text:style-name="P9"/>
      <text:p text:style-name="P3"><text:soft-page-break/>More about Jasmine:</text:p>
      <text:p text:style-name="P9"/>
      <text:p text:style-name="P4">BDD Framework for testing JavaScript.</text:p>
      <text:p text:style-name="P9"/>
      <text:p text:style-name="P11">Syntax of describing spec file is shown below:</text:p>
      <text:p text:style-name="P9"/>
      <text:p text:style-name="P7">describe("A suite", function() {</text:p>
      <text:p text:style-name="P7"><text:s text:c="2"/>it("contains spec with an expectation", function() {</text:p>
      <text:p text:style-name="P7"><text:s text:c="4"/>expect(true).toBe(true);</text:p>
      <text:p text:style-name="P7"><text:s text:c="2"/>});</text:p>
      <text:p text:style-name="P7">});</text:p>
      <text:p text:style-name="P12"/>
      <text:p text:style-name="P21"/>
      <text:p text:style-name="P1"><text:span text:style-name="T2">A test suite begins with a call to the global Jasmine function describe with two parameters: a string and a function. The string is a name or title for a spec suite – usually what is being tested. The function is a block of code that implements the suite.</text:span></text:p>
      <text:p text:style-name="P22">We have 3 files for it:</text:p>
      <text:list xml:id="list190002416476162421" text:style-name="L12">
        <text:list-item>
          <text:p text:style-name="P23">SpecRunner.html</text:p>
        </text:list-item>
        <text:list-item>
          <text:p text:style-name="P23">Source file</text:p>
        </text:list-item>
        <text:list-item>
          <text:p text:style-name="P23">Spec File</text:p>
        </text:list-item>
      </text:list>
      <text:p text:style-name="P26"/>
      <text:p text:style-name="P24">SpecRunner.html</text:p>
      <text:p text:style-name="P8">&lt;!DOCTYPE html&gt;</text:p>
      <text:p text:style-name="P8">&lt;html&gt;</text:p>
      <text:p text:style-name="P8">&lt;head&gt;</text:p>
      <text:p text:style-name="P8"><text:s text:c="2"/>&lt;meta charset="utf-8"&gt;</text:p>
      <text:p text:style-name="P8"><text:s text:c="2"/>&lt;title&gt;Jasmine Spec Runner v2.3.2&lt;/title&gt;</text:p>
      <text:p text:style-name="P8"><text:s text:c="2"/>&lt;link rel="shortcut icon" type="image/png" href="lib/jasmine-2.3.2/jasmine_favicon.png"&gt;</text:p>
      <text:p text:style-name="P8"><text:s text:c="2"/>&lt;link rel="stylesheet" href="lib/jasmine-2.3.2/jasmine.css"&gt;</text:p>
      <text:p text:style-name="P8"><text:s text:c="2"/>&lt;script src="lib/jasmine-2.3.2/jasmine.js"&gt;&lt;/script&gt;</text:p>
      <text:p text:style-name="P8"><text:s text:c="2"/>&lt;script src="lib/jasmine-2.3.2/jasmine-html.js"&gt;&lt;/script&gt;</text:p>
      <text:p text:style-name="P8"><text:s text:c="2"/>&lt;script src="lib/jasmine-2.3.2/boot.js"&gt;&lt;/script&gt;</text:p>
      <text:p text:style-name="P8"><text:s text:c="2"/>&lt;!-- include source files here... --&gt;</text:p>
      <text:p text:style-name="P8"><text:s text:c="2"/>&lt;script src="src/himanisrc.js"&gt;&lt;/script&gt;</text:p>
      <text:p text:style-name="P8"><text:s text:c="2"/>&lt;!-- include spec files here... --&gt;</text:p>
      <text:p text:style-name="P8"><text:s text:c="2"/>&lt;script src="spec/himanispec.js"&gt;&lt;/script&gt;</text:p>
      <text:p text:style-name="P8">&lt;/head&gt;</text:p>
      <text:p text:style-name="P8">&lt;body&gt;</text:p>
      <text:p text:style-name="P8">&lt;/body&gt;</text:p>
      <text:p text:style-name="P8">&lt;/html&gt;</text:p>
      <text:p text:style-name="P26"/>
      <text:p text:style-name="P26"/>
      <text:p text:style-name="P26"/>
      <text:p text:style-name="P26"/>
      <text:p text:style-name="P3"><text:soft-page-break/>himanispec.js</text:p>
      <text:p text:style-name="P12"/>
      <text:p text:style-name="P7">describe("Hello world", function() {</text:p>
      <text:p text:style-name="P7"><text:s text:c="2"/>it("says hello", function() {</text:p>
      <text:p text:style-name="P7"><text:s text:c="4"/>expect(helloWorld()).toEqual("Hello world!");</text:p>
      <text:p text:style-name="P7"><text:s text:c="2"/>});</text:p>
      <text:p text:style-name="P7">});</text:p>
      <text:p text:style-name="P26"/>
      <text:p text:style-name="P26"/>
      <text:p text:style-name="P26"/>
      <text:p text:style-name="P26">&gt;When I run using "SpecRunner.html", it will fail in the first attempt as shown below :</text:p>
      <text:p text:style-name="P1"><draw:frame draw:style-name="fr1" draw:name="1" text:anchor-type="as-char" svg:width="15.24cm" style:rel-width="scale" svg:height="8.573cm" style:rel-height="scale" draw:z-index="0"><draw:object-ole xlink:href="./OleObj1" xlink:type="simple" xlink:show="embed" xlink:actuate="onLoad"/><draw:image xlink:href="./ObjectReplacements/OleObj1" xlink:type="simple" xlink:show="embed" xlink:actuate="onLoad"/></draw:frame></text:p>
      <text:p text:style-name="P26">The reason is that here I have the test but not the actual " helloWorld" function to accompany this.</text:p>
      <text:p text:style-name="P26"/>
      <text:p text:style-name="P26">So here I am adding the helloWorld() function in the src folder</text:p>
      <text:p text:style-name="P26"/>
      <text:p text:style-name="P24">himanisrc.js</text:p>
      <text:p text:style-name="P25">function helloWorld() {</text:p>
      <text:p text:style-name="P25"><text:s text:c="2"/>return "Hello world!";</text:p>
      <text:p text:style-name="P25">}</text:p>
      <text:p text:style-name="P27"/>
      <text:p text:style-name="P1"><text:soft-page-break/><draw:frame draw:style-name="fr1" draw:name="2" text:anchor-type="as-char" svg:width="17.013cm" style:rel-width="scale" svg:height="12.753cm" style:rel-height="scale" draw:z-index="1"><draw:object-ole xlink:href="./OleObj2" xlink:type="simple" xlink:show="embed" xlink:actuate="onLoad"/><draw:image xlink:href="./ObjectReplacements/OleObj2" xlink:type="simple" xlink:show="embed" xlink:actuate="onLoad"/></draw:frame></text:p>
      <text:p text:style-name="P29"><text:span text:style-name="T4">Hence it shows the above result.</text:span></text:p>
      <text:p text:style-name="P29">I have attached an example with this document, which shows the jasmine in each of three separate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Droid Sans" svg:font-family="'Droid Sans'"/>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0T10:23:46.149355771</dc:date>
    <meta:editing-duration>PT2M33S</meta:editing-duration>
    <meta:editing-cycles>6</meta:editing-cycles>
    <meta:generator>LibreOffice/4.2.8.2$Linux_X86_64 LibreOffice_project/420m0$Build-2</meta:generator>
    <meta:document-statistic meta:table-count="0" meta:image-count="0" meta:object-count="2" meta:page-count="4" meta:paragraph-count="71" meta:word-count="464" meta:character-count="3133" meta:non-whitespace-character-count="2709"/>
  </office:meta>
</office:document-meta>
</file>